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49pt"/>
    </style:style>
    <style:style style:name="co2" style:family="table-column">
      <style:table-column-properties fo:break-before="auto" style:column-width="117.16pt"/>
    </style:style>
    <style:style style:name="co3" style:family="table-column">
      <style:table-column-properties fo:break-before="auto" style:column-width="174.61pt"/>
    </style:style>
    <style:style style:name="co4" style:family="table-column">
      <style:table-column-properties fo:break-before="auto" style:column-width="45.04pt"/>
    </style:style>
    <style:style style:name="co5" style:family="table-column">
      <style:table-column-properties fo:break-before="auto" style:column-width="57.29pt"/>
    </style:style>
    <style:style style:name="co6" style:family="table-column">
      <style:table-column-properties fo:break-before="auto" style:column-width="232.8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ditionYea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pperhan, Yonker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Dining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 and Ba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CE Auto Supply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merican and English Bicycl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Blacksmith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Electric Servi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Painting <text:s/>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Painting And Body Shop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Repairing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al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upplies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bile Technicia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tterie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are Storag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leaning and Tailoring</text:p>
          </table:table-cell>
          <table:table-cell office:value-type="float" office:value="4" calcext:value-type="float">
            <text:p>4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Dine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Printers and Publisher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adi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tail Wine and Liquor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Used Cars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Dine and Dance</text:p>
          </table:table-cell>
          <table:table-cell office:value-type="float" office:value="2" calcext:value-type="float">
            <text:p>2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Cabaret and 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Salon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Lunch Room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Dine and Dance</text:p>
          </table:table-cell>
          <table:table-cell office:value-type="float" office:value="1" calcext:value-type="float">
            <text:p>1</text:p>
          </table:table-cell>
          <table:table-cell office:value-type="float" office:value="1937" calcext:value-type="float">
            <text:p>1937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Trailers Park”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Way Cross”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ommouth Cav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 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0" calcext:value-type="float">
            <text:p>10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renel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0" calcext:value-type="float">
            <text:p>10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table:style-name="ce1"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ootblack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7" calcext:value-type="float">
            <text:p>1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 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vey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Reveytown does not exist. Using “Tinton Falls” to geocode, following this mention: https://www.ancestry.com/boards/localities.northam.usa.states.newjersey.counties.monmouth/155.2.1/mb.ashx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otel</text:p>
          </table:table-cell>
          <table:table-cell office:value-type="float" office:value="13" calcext:value-type="float">
            <text:p>1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38" calcext:value-type="float">
            <text:p>38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vern</text:p>
          </table:table-cell>
          <table:table-cell office:value-type="float" office:value="67" calcext:value-type="float">
            <text:p>6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ight Club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rber Shop</text:p>
          </table:table-cell>
          <table:table-cell office:value-type="float" office:value="22" calcext:value-type="float">
            <text:p>2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Parlor</text:p>
          </table:table-cell>
          <table:table-cell office:value-type="float" office:value="29" calcext:value-type="float">
            <text:p>29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7" calcext:value-type="float">
            <text:p>1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Cleaners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Loa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Dance Hall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 and Clean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Sales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leasantvill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ance Hal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heater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, Long Islan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aica, Long Is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-Salem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1" calcext:value-type="float">
            <text:p>1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heater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vern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arber Shop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adio Repairing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Haberdash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oom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Millinery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York City</text:p>
          </table:table-cell>
          <table:table-cell office:value-type="string" calcext:value-type="string">
            <text:p>Tailor and Clean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Both advertisement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adsd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One is advertisement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Tuscaloo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pelled: Tuscalooso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kadelph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Fort Smi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Hot Springs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Pine Bluff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Russel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El Centr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Tular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Greenl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La Junt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New Lond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m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West Hav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Country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Lakelan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Pensacol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Augustin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. Peter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Service Statio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runswic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Eastm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Mac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railer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Way Cros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Hotel</text:p>
          </table:table-cell>
          <table:table-cell office:value-type="float" office:value="16" calcext:value-type="float">
            <text:p>1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ervice Station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East St. Lou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Waukeg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Pocatel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lkhar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Evans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French Lic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Jefferson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Munci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Terre Hau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West Bade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Cedar Rapid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Dubuqu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Ottum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ffey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Concord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Dodge Cit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Fort Sco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iawath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Junction City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arne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Manhatta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Elizabeth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table:style-name="ce1" office:value-type="string" calcext:value-type="string">
            <text:p><text:span text:style-name="T1">Probably “Glasgow Junction”. Exact location seems to be unknown. See here: </text:span><text:span text:style-name="T1"><text:a xlink:href="http://roadsidethoughts.com/ky/glasgow-junction-xx-barren-misc.htm" xlink:type="simple">http://roadsidethoughts.com/ky/glasgow-junction-xx-barren-misc.htm</text:a></text:span><text:span text:style-name="T1"> Using “Glasgow, KY”  for geocoding as approximation.</text:span>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Glascow Junction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Probably “Glasgow Junction”. Exact location seems to be unknown. See here: <text:a xlink:href="http://roadsidethoughts.com/ky/glasgow-junction-xx-barren-misc.htm" xlink:type="simple">http://roadsidethoughts.com/ky/glasgow-junction-xx-barren-misc.htm</text:a> Using “Glasgow, KY”  for geocoding as approximation.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azar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Hopkins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Mt. Ster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Paducah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Bogalus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Morgan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Iber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Old Orchi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Not categorized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Hotel</text:p>
          </table:table-cell>
          <table:table-cell office:value-type="float" office:value="12" calcext:value-type="float">
            <text:p>1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eauty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 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Frederick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Hagerstow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arlbor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Attleboro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Great Barr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North Adam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Roxbury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wampscott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attle Creek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enton Harbo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Bitel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Idlewi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uskeg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aginaw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Dulu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Hattie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New Albany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V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Yazoo Cit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pe Girardeau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Jopli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berly 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Poplar Bluff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edali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Joseph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. Loui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Hast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ourist Home</text:p>
          </table:table-cell>
          <table:table-cell office:value-type="float" office:value="11" calcext:value-type="float">
            <text:p>1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Beauty Parlor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sbury Park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bsec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avern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Liquor Stor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Atlantic Highland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Bridge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Spelled “Bridgeston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Tai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ape Ma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Cedar Knoll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st 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atontow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gg Harbo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Liquor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Englewood Cliffs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ypor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Kennelwor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ecreation Park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awnside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Long Branch</text:p>
          </table:table-cell>
          <table:table-cell office:value-type="string" calcext:value-type="string">
            <text:p>Tavern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School of Beauty Cultu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ntclair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Morristow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avern</text:p>
          </table:table-cell>
          <table:table-cell office:value-type="float" office:value="18" calcext:value-type="float">
            <text:p>1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Beauty Parlor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Night Club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heate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ew Brunswick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 table:style-name="ce1" office:value-type="string" calcext:value-type="string">
            <text:p>One listed under “Chinese Restaurant”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Tai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Ocean Cit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atters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erth Amboy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oint Pleasa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ahway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edbank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Rose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cotch Plains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ea Brigh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Vaux Hall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est Pleasantville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Wildwoo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Dance Hal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School of Beauty Cultur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ir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Elmsford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Jamestow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Restaurant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eauty Parlo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ew Rochelle</text:p>
          </table:table-cell>
          <table:table-cell office:value-type="string" calcext:value-type="string">
            <text:p>Pharmacy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iagara Falls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Larchmon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Road Hous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School of Beauty Cultu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Ossinin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Poughkeeps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chenectady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aratoga Spring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arry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orth Tarry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Tuckaho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hite Plain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Water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Dem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Elizabeth 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aston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Mt. Olive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ew Ber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n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Rock Mount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axi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cr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Druggis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Hotel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Coshoc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Day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Lorain</text:p>
          </table:table-cell>
          <table:table-cell office:value-type="string" calcext:value-type="string">
            <text:p>Tourist Home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riett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berli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andusky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eubenville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Zane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Massil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Tourist Home</text:p>
          </table:table-cell>
          <table:table-cell office:value-type="float" office:value="7" calcext:value-type="float">
            <text:p>7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Enid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Guthri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Muskoge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Hotel</text:p>
          </table:table-cell>
          <table:table-cell office:value-type="float" office:value="8" calcext:value-type="float">
            <text:p>8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mulg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Restaurant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Wewok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endle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Allentow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ambersburg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arber Shop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Beauty Parlor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est 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Darbi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msburg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Oil City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Hotel</text:p>
          </table:table-cell>
          <table:table-cell office:value-type="float" office:value="15" calcext:value-type="float">
            <text:p>1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avern</text:p>
          </table:table-cell>
          <table:table-cell office:value-type="float" office:value="11" calcext:value-type="float">
            <text:p>1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Beauty Parlor</text:p>
          </table:table-cell>
          <table:table-cell office:value-type="float" office:value="14" calcext:value-type="float">
            <text:p>1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Garag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Theater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hiladelphia, Germantow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Hotel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Garag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haron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Restaurant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Barber Shop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liamsport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Wilkes Barr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ike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Taxi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Drug Stor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Mullens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ourist Home</text:p>
          </table:table-cell>
          <table:table-cell office:value-type="float" office:value="6" calcext:value-type="float">
            <text:p>6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partanburg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umter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hattanooga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Clarksvill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Jackson 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Murfreesbor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Hotel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Beaumont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Corsican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Restaurant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Service Statio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i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Forth Worth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Galve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Automotive Servic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exi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exarcana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axahatchi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Witchita Falls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Rutla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bingdon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aret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arlottesville</text:p>
          </table:table-cell>
          <table:table-cell office:value-type="string" calcext:value-type="string">
            <text:p>Theate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Christian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armville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Frederick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Harrisonbur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exington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Road Hous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Lynchburg</text:p>
          </table:table-cell>
          <table:table-cell office:value-type="string" calcext:value-type="string">
            <text:p>Drug Stor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atural Bridg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avern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Country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hoebus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Dance Hal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outh Hill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Advertisement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Roanoke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un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Winchester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Everett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Tourist Home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lla Walla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Yakima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Hotel</text:p>
          </table:table-cell>
          <table:table-cell office:value-type="float" office:value="3" calcext:value-type="float">
            <text:p>3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ourist Home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avern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Night Club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arber Shop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Beauty Parlo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Service Station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Garag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Theater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untington</text:p>
          </table:table-cell>
          <table:table-cell office:value-type="string" calcext:value-type="string">
            <text:p>Dance Hal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Harpers Ferry</text:p>
          </table:table-cell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Tourist Home</text:p>
          </table:table-cell>
          <table:table-cell office:value-type="float" office:value="4" calcext:value-type="float">
            <text:p>4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Restaurant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Night Club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Beauty Parlor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Fond du Lac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Oshkosh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asper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Tourist Home</text:p>
          </table:table-cell>
          <table:table-cell office:value-type="float" office:value="2" calcext:value-type="float">
            <text:p>2</text:p>
          </table:table-cell>
          <table:table-cell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Tourist Home</text:p>
          </table:table-cell>
          <table:table-cell office:value-type="float" office:value="1" calcext:value-type="float">
            <text:p>1</text:p>
          </table:table-cell>
          <table:table-cell office:value-type="float" office:value="1939" calcext:value-type="float">
            <text:p>19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 style:data-style-name="N2" text:time-value="13:22:06.4477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Engel</meta:initial-creator>
    <meta:creation-date>2015-11-13T15:34:18.702778000</meta:creation-date>
    <dc:date>2017-08-28T13:23:18.560275000</dc:date>
    <dc:creator>Claudia Engel</dc:creator>
    <meta:editing-duration>P13DT12H11M6S</meta:editing-duration>
    <meta:editing-cycles>354</meta:editing-cycles>
    <meta:generator>LibreOffice/5.1.3.2$MacOSX_X86_64 LibreOffice_project/644e4637d1d8544fd9f56425bd6cec110e49301b</meta:generator>
    <meta:document-statistic meta:table-count="1" meta:cell-count="6351" meta:object-count="0"/>
  </office:meta>
</office:document-meta>
</file>